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modern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맑은 고딕" svg:font-family="맑은 고딕" style:font-family-generic="modern" style:font-pitch="variable" svg:panose-1="2 11 5 3 2 0 0 2 0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8pt" style:font-size-asian="28pt" style:font-size-complex="28pt" style:language-asian="ko" style:country-asian="KR"/>
    </style:style>
    <style:style style:name="P2" style:parent-style-name="Standard" style:family="paragraph">
      <style:text-properties fo:font-size="28pt" style:font-size-asian="28pt" style:font-size-complex="28pt" style:language-asian="ko" style:country-asian="KR"/>
    </style:style>
    <style:style style:name="T3" style:parent-style-name="기본단락글꼴" style:family="text">
      <style:text-properties fo:font-size="28pt" style:font-size-asian="28pt" style:font-size-complex="28pt"/>
    </style:style>
    <style:style style:name="T4" style:parent-style-name="기본단락글꼴" style:family="text">
      <style:text-properties fo:font-size="28pt" style:font-size-asian="28pt" style:font-size-complex="28pt" style:language-asian="ko" style:country-asian="KR"/>
    </style:style>
    <style:style style:name="T5" style:parent-style-name="기본단락글꼴" style:family="text">
      <style:text-properties fo:font-size="28pt" style:font-size-asian="28pt" style:font-size-complex="28pt"/>
    </style:style>
  </office:automatic-styles>
  <office:body>
    <office:text text:use-soft-page-breaks="true">
      <text:p text:style-name="P1"><text:s/><text:s text:c="9"/>&lt;&lt;<text:s/>SIMPLE REPORT&gt;&gt;</text:p>
      <text:p text:style-name="P2">문서발행<text:s/>테스트입니다</text:p>
      <text:p text:style-name="Standard"><text:span text:style-name="T3">Hello {d.</text:span><text:span text:style-name="T4">last</text:span><text:span text:style-name="T5">name} {d.firstname} 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modern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yun sanghoon</dc:creator>
    <meta:creation-date>2017-06-06T00:18:00Z</meta:creation-date>
    <dc:date>2020-03-24T09:38:00Z</dc:date>
    <meta:template xlink:href="Normal.dotm" xlink:type="simple"/>
    <meta:editing-cycles>4</meta:editing-cycles>
    <meta:editing-duration>PT120S</meta:editing-duration>
    <meta:document-statistic meta:page-count="1" meta:paragraph-count="1" meta:word-count="11" meta:character-count="75" meta:row-count="1" meta:non-whitespace-character-count="65"/>
  </office:meta>
</office:document-meta>
</file>